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text-properties officeooo:rsid="0216b1c3" officeooo:paragraph-rsid="0216b1c3"/>
    </style:style>
    <style:style style:name="P2" style:family="paragraph" style:parent-style-name="Text_20_body">
      <style:text-properties officeooo:rsid="02192b2a" officeooo:paragraph-rsid="02192b2a"/>
    </style:style>
    <style:style style:name="P3" style:family="paragraph" style:parent-style-name="Text_20_body">
      <style:text-properties officeooo:rsid="0220a703" officeooo:paragraph-rsid="0220a703"/>
    </style:style>
    <style:style style:name="P4" style:family="paragraph" style:parent-style-name="Text_20_body">
      <style:text-properties officeooo:rsid="024bbc57" officeooo:paragraph-rsid="024bbc57"/>
    </style:style>
    <style:style style:name="P5" style:family="paragraph" style:parent-style-name="Text_20_body" style:list-style-name="L1">
      <style:text-properties officeooo:paragraph-rsid="0242ced1"/>
    </style:style>
    <style:style style:name="P6" style:family="paragraph" style:parent-style-name="Text_20_body" style:list-style-name="L1">
      <style:text-properties officeooo:paragraph-rsid="024b4fcc"/>
    </style:style>
    <style:style style:name="P7" style:family="paragraph" style:parent-style-name="Text_20_body" style:list-style-name="L1">
      <style:text-properties officeooo:paragraph-rsid="024da16d"/>
    </style:style>
    <style:style style:name="P8" style:family="paragraph" style:parent-style-name="Text_20_body" style:list-style-name="L1">
      <style:text-properties officeooo:rsid="023fa25b" officeooo:paragraph-rsid="023fa25b"/>
    </style:style>
    <style:style style:name="P9" style:family="paragraph" style:parent-style-name="Text_20_body" style:list-style-name="L1">
      <style:text-properties officeooo:rsid="023fa25b" officeooo:paragraph-rsid="0247cfea"/>
    </style:style>
    <style:style style:name="P10" style:family="paragraph" style:parent-style-name="Text_20_body" style:list-style-name="L1">
      <style:text-properties officeooo:rsid="0237fb34" officeooo:paragraph-rsid="0237fb34"/>
    </style:style>
    <style:style style:name="P11" style:family="paragraph" style:parent-style-name="Text_20_body" style:list-style-name="L1">
      <style:text-properties officeooo:rsid="024350ea" officeooo:paragraph-rsid="024b9914"/>
    </style:style>
    <style:style style:name="P12" style:family="paragraph" style:parent-style-name="Text_20_body" style:list-style-name="L1">
      <style:text-properties officeooo:rsid="0227d9c6" officeooo:paragraph-rsid="02249623"/>
    </style:style>
    <style:style style:name="P13" style:family="paragraph" style:parent-style-name="Text_20_body">
      <style:text-properties officeooo:rsid="024da16d" officeooo:paragraph-rsid="024da16d"/>
    </style:style>
    <style:style style:name="P14" style:family="paragraph" style:parent-style-name="Text_20_body">
      <style:text-properties officeooo:paragraph-rsid="024da16d"/>
    </style:style>
    <style:style style:name="P15" style:family="paragraph" style:parent-style-name="Heading_20_3">
      <style:text-properties officeooo:rsid="0216b1c3" officeooo:paragraph-rsid="0216b1c3"/>
    </style:style>
    <style:style style:name="P16" style:family="paragraph" style:parent-style-name="Heading_20_3">
      <style:text-properties officeooo:rsid="02181450" officeooo:paragraph-rsid="02181450"/>
    </style:style>
    <style:style style:name="P17" style:family="paragraph" style:parent-style-name="Heading_20_3">
      <style:text-properties officeooo:paragraph-rsid="0220a703"/>
    </style:style>
    <style:style style:name="P18" style:family="paragraph" style:parent-style-name="Heading_20_3">
      <style:text-properties officeooo:rsid="02249623" officeooo:paragraph-rsid="02249623"/>
    </style:style>
    <style:style style:name="T1" style:family="text">
      <style:text-properties officeooo:rsid="02181450"/>
    </style:style>
    <style:style style:name="T2" style:family="text">
      <style:text-properties officeooo:rsid="021ac850"/>
    </style:style>
    <style:style style:name="T3" style:family="text">
      <style:text-properties officeooo:rsid="021ef060"/>
    </style:style>
    <style:style style:name="T4" style:family="text">
      <style:text-properties officeooo:rsid="021faf41"/>
    </style:style>
    <style:style style:name="T5" style:family="text">
      <style:text-properties officeooo:rsid="022060b1"/>
    </style:style>
    <style:style style:name="T6" style:family="text">
      <style:text-properties officeooo:rsid="0220a703"/>
    </style:style>
    <style:style style:name="T7" style:family="text">
      <style:text-properties officeooo:rsid="022211fe"/>
    </style:style>
    <style:style style:name="T8" style:family="text">
      <style:text-properties officeooo:rsid="022c0e3f"/>
    </style:style>
    <style:style style:name="T9" style:family="text">
      <style:text-properties officeooo:rsid="022f470a"/>
    </style:style>
    <style:style style:name="T10" style:family="text">
      <style:text-properties officeooo:rsid="02312e7c"/>
    </style:style>
    <style:style style:name="T11" style:family="text">
      <style:text-properties officeooo:rsid="023c1c69"/>
    </style:style>
    <style:style style:name="T12" style:family="text">
      <style:text-properties officeooo:rsid="023fa25b"/>
    </style:style>
    <style:style style:name="T13" style:family="text">
      <style:text-properties officeooo:rsid="024350ea"/>
    </style:style>
    <style:style style:name="T14" style:family="text">
      <style:text-properties officeooo:rsid="024373db"/>
    </style:style>
    <style:style style:name="T15" style:family="text">
      <style:text-properties officeooo:rsid="024641e3"/>
    </style:style>
    <style:style style:name="T16" style:family="text">
      <style:text-properties officeooo:rsid="0249f5bc"/>
    </style:style>
    <style:style style:name="T17" style:family="text">
      <style:text-properties officeooo:rsid="024b4fcc"/>
    </style:style>
    <style:style style:name="T18" style:family="text">
      <style:text-properties officeooo:rsid="02192b2a"/>
    </style:style>
    <style:style style:name="T19" style:family="text">
      <style:text-properties officeooo:rsid="024da16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3">Die Stetigkeit</text:h>
      <text:p text:style-name="P1">Als Gravitation bekannt und als solche darin erkennbar, dass sie <text:span text:style-name="T8">über keine Wirkung der diskreten Macht verfügt</text:span>. <text:span text:style-name="T2">Gravitonen dürften laut „dem komplexen System“ also nicht existieren. Dafür kann dunkle Materie als Komplex erster Ordnung also ohne, zu unserem eigenen komplexen System, wirkkompatibler Abstraktion verstanden werden. Ob es sich hierbei um eine Banalität ohne Abstraktion oder einer Inkompatibilität handelt spielt für eine Wechselwirkung keine Rolle.</text:span></text:p>
      <text:h text:style-name="P16" text:outline-level="3">1. bekannte Abstraktion<text:span text:style-name="T6">sebene</text:span></text:h>
      <text:p text:style-name="P2">Als elektromagnetische Wechselwirkung bekannt. Sie verfügt bereits über Wirkung diskreter Macht bekannt als Photon. Es handelt sich um ein Potential Mach<text:span text:style-name="T3">t</text:span> zu wirken.</text:p>
      <text:p text:style-name="P2">Der Author vermutet EM als die tatsächlich erste Abstraktion<text:span text:style-name="T5">sebene</text:span> <text:span text:style-name="T4">unseres Systems</text:span>.</text:p>
      <text:h text:style-name="P17" text:outline-level="3">2. bekannte <text:span text:style-name="T1">Abstraktionsebene</text:span></text:h>
      <text:p text:style-name="P14"><text:span text:style-name="T18">Als starke Wechselwirkung bekannt.</text:span></text:p>
      <text:h text:style-name="Heading_20_3" text:outline-level="3"><text:span text:style-name="T10">3</text:span>. bekannte Abstraktionsebene</text:h>
      <text:p text:style-name="P13">Als Atom bekannt. </text:p>
      <text:h text:style-name="Heading_20_3" text:outline-level="3"><text:span text:style-name="T19">4</text:span>. bekannte Abstraktionsebene</text:h>
      <text:p text:style-name="P3">Während bis zu diesem Punkt eine gewisse Einigkeit <text:span text:style-name="T7">mit sehr eingeschränkten Freiheitsgraden</text:span> vorzuherrschen scheint, <text:span text:style-name="T7">divergieren hier die Abstraktionen in einer ganze Vielfalt an unterscheidlichen Freiheitsgraden. </text:span>So vermittelt uns bereits das Periodensystem einen recht klaren Eindruck <text:span text:style-name="T7">zunehmender Freiheitsgrade.</text:span></text:p>
      <text:h text:style-name="P18" text:outline-level="3"><text:span text:style-name="T14">Weitere für uns bedeutende </text:span>Abstraktion<text:span text:style-name="T15">en</text:span></text:h>
      <text:list xml:id="list1856937808" text:style-name="L1">
        <text:list-item>
          <text:p text:style-name="P8">Massige → Solare</text:p>
        </text:list-item>
        <text:list-item>
          <text:p text:style-name="P10">Massige → <text:span text:style-name="T11">Stellare</text:span> → Galaktische</text:p>
        </text:list-item>
        <text:list-item>
          <text:p text:style-name="P9">Massige → Planetare → Ökologische → Biologische</text:p>
        </text:list-item>
        <text:list-item>
          <text:p text:style-name="P5">… <text:span text:style-name="T12">→ Biologische→ Einzellige → Kolonienbildende</text:span></text:p>
        </text:list-item>
        <text:list-item>
          <text:p text:style-name="P7">… <text:span text:style-name="T12">→ Biologische → Mehrzellige</text:span></text:p>
        </text:list-item>
        <text:list-item>
          <text:p text:style-name="P5">… <text:span text:style-name="T16">→ Mehrzellige → Schwärmende</text:span></text:p>
        </text:list-item>
        <text:list-item>
          <text:p text:style-name="P5">… <text:span text:style-name="T16">→ Mehrzellige → Kollektive</text:span></text:p>
        </text:list-item>
        <text:list-item>
          <text:p text:style-name="P6"><text:span text:style-name="T13">… → Mehrzellige → Intelligente</text:span></text:p>
        </text:list-item>
        <text:list-item>
          <text:p text:style-name="P6">… <text:span text:style-name="T17">→ Intelligente → Gesellige</text:span></text:p>
        </text:list-item>
        <text:list-item>
          <text:p text:style-name="P11">… → Gesellige → Ökonomische</text:p>
        </text:list-item>
        <text:list-item>
          <text:p text:style-name="P12">Elektrische → Elektronische → Informatische</text:p>
        </text:list-item>
      </text:list>
      <text:p text:style-name="P4">Man könnte diese Liste ewig weiterführen, doch kann man hier nun schon wiederkehrende Organisationsmuster Erken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de" fo:country="AT"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de" fo:country="AT"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01cm" loext:contextual-spacing="false" style:page-number="auto" style:writing-mode="page"/>
      <style:text-properties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writing-mode="page"/>
      <style:text-properties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101cm" fo:margin-bottom="0cm" loext:contextual-spacing="false" style:page-number="auto" style:writing-mode="page"/>
      <style:text-properties fo:font-size="10pt"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3T20:52:14.998834538</meta:creation-date>
    <dc:date>2017-07-01T17:16:40.539165504</dc:date>
    <meta:editing-duration>PT7H15M22S</meta:editing-duration>
    <meta:editing-cycles>415</meta:editing-cycles>
    <meta:generator>LibreOffice/5.3.3.2$Linux_X86_64 LibreOffice_project/30m0$Build-2</meta:generator>
    <meta:document-statistic meta:table-count="0" meta:image-count="0" meta:object-count="0" meta:page-count="1" meta:paragraph-count="24" meta:word-count="243" meta:character-count="1741" meta:non-whitespace-character-count="1532"/>
  </office:meta>
</office:document-meta>
</file>